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4758" calcext:value-type="float">
            <text:p>475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5888" calcext:value-type="float">
            <text:p>588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6916" calcext:value-type="float">
            <text:p>6916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1616" meta:object-count="0"/>
    <meta:generator>LibreOffice/6.3.5.2$Linux_X86_64 LibreOffice_project/30$Build-2</meta:generator>
  </office:meta>
</office:document-meta>
</file>